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Contents" style:list-style-name="L1"/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Modifica registro attività tirocinant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mpiegato asil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Table_20_Contents">L'utente accede al sistema e viene riconosciuto come impiegato asilo.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086342600" text:style-name="Numerazione_20_UC">
              <text:list-item text:start-value="1">
                <text:p text:style-name="Azione_20_attore">L'impiegato accede all'area per la modifica di un'attività nel registro dei tirocinanti.</text:p>
              </text:list-item>
              <text:list-item>
                <text:p text:style-name="Azione_20_sistema">Il sistema risponde mostrando un'area di ricerca (estende Ricerca)</text:p>
              </text:list-item>
              <text:list-item>
                <text:p text:style-name="Azione_20_attore">L'impiegato inserisce la matricola del tirocinante e sottomette al sistema.</text:p>
              </text:list-item>
              <text:list-item>
                <text:p text:style-name="Azione_20_sistema">Il sistema visualizza la scheda con le attività del tirocinante ricercato e relativi campi (Data, Ora inizio, Ora fine, descrizione).</text:p>
              </text:list-item>
              <text:list-item>
                <text:p text:style-name="Azione_20_attore">L'impiegato modifica i campi e conferma.</text:p>
              </text:list-item>
              <text:list-item>
                <text:p text:style-name="Azione_20_sistema">Il sistema riceve la form riguardante le modifiche ed effettua i cambiamenti nel database.</text:p>
              </text:list-item>
              <text:list-item>
                <text:p text:style-name="Azione_20_sistema">Il sistema invia un messaggio di avvenuta modifica all'impiegato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l sistema mostra i dati aggiorn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18020795762" text:style-name="L1">
              <text:list-item text:start-value="1">
                <text:p text:style-name="P3">Il sistema mostra all'utente un messaggio di errore che indica l'errore verificatosi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>Il sistema deve visualizzare tutte le form entro 20 secondi dalla richiesta.</text:p>
            <text:p text:style-name="Table_20_Contents">Il sistema deve visualizzare il messaggio di errore o la fascia oraria aggiornata entro 20 secondi dalla conferma delle modifiche.</text:p>
          </table:table-cell>
        </table:table-row>
      </table:table>
      <text:p text:style-name="Caption">UC_M_32_Modifica registro attività tirocinan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19:54:54.90</meta:creation-date>
    <meta:editing-duration>P0D</meta:editing-duration>
    <meta:editing-cycles>8</meta:editing-cycles>
    <meta:generator>LibreOffice/3.5$Linux_X86_64 LibreOffice_project/350m1$Build-2</meta:generator>
    <dc:date>2012-11-16T21:11:51</dc:date>
    <meta:document-statistic meta:table-count="1" meta:image-count="0" meta:object-count="0" meta:page-count="1" meta:paragraph-count="24" meta:word-count="177" meta:character-count="563" meta:non-whitespace-character-count="1060"/>
  </office:meta>
</office:document-meta>
</file>